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708EF69621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cm" svg:height="17.8cm" svg:x="0.011cm" svg:y="0cm">
          <draw:image xlink:href="Pictures/100000000000070800000708EF69621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cm" fo:page-height="1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48:59.936890782</meta:creation-date>
    <dc:date>2024-10-23T21:24:31.344362213</dc:date>
    <meta:editing-duration>PT15M47S</meta:editing-duration>
    <meta:editing-cycles>11</meta:editing-cycles>
    <meta:generator>LibreOffice/24.2.6.2$Linux_X86_64 LibreOffice_project/420$Build-2</meta:generator>
    <meta:document-statistic meta:object-count="1"/>
  </office:meta>
</office:document-meta>
</file>